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Liberation Serif"/>
    </style:style>
    <style:style style:name="P3" style:family="paragraph" style:parent-style-name="Standard">
      <style:paragraph-properties fo:text-align="center" style:justify-single-word="false"/>
      <style:text-properties fo:color="#000000" style:font-name="Liberation Serif"/>
    </style:style>
    <style:style style:name="P4" style:family="paragraph" style:parent-style-name="Standard">
      <style:paragraph-properties fo:margin-left="0.4791in" fo:margin-right="0in" fo:text-indent="0in" style:auto-text-indent="false"/>
    </style:style>
    <style:style style:name="P5" style:family="paragraph" style:parent-style-name="Standard">
      <style:paragraph-properties fo:margin-left="0.4791in" fo:margin-right="0in" fo:text-indent="0in" style:auto-text-indent="false"/>
      <style:text-properties fo:color="#0000ff" style:font-name="LMMono10"/>
    </style:style>
    <style:style style:name="P6" style:family="paragraph" style:parent-style-name="Standard">
      <style:paragraph-properties fo:margin-left="0.4791in" fo:margin-right="0in" fo:text-indent="0in" style:auto-text-indent="false"/>
      <style:text-properties fo:color="#0000ff" style:font-name="LMMono10" fo:font-size="10pt" style:font-size-asian="10pt" style:font-size-complex="10pt"/>
    </style:style>
    <style:style style:name="P7" style:family="paragraph" style:parent-style-name="Standard">
      <style:paragraph-properties fo:margin-left="0.4791in" fo:margin-right="0in" fo:text-indent="0in" style:auto-text-indent="false"/>
      <style:text-properties fo:color="#000000"/>
    </style:style>
    <style:style style:name="P8" style:family="paragraph" style:parent-style-name="Standard">
      <style:paragraph-properties fo:margin-left="0.4791in" fo:margin-right="0in" fo:text-indent="0in" style:auto-text-indent="false"/>
      <style:text-properties fo:color="#000000" style:font-name="Liberation Serif"/>
    </style:style>
    <style:style style:name="P9" style:family="paragraph" style:parent-style-name="Standard">
      <style:paragraph-properties fo:margin-left="0.4791in" fo:margin-right="0in" fo:text-align="start" style:justify-single-word="false" fo:text-indent="0in" style:auto-text-indent="false">
        <style:tab-stops/>
      </style:paragraph-properties>
      <style:text-properties fo:color="#000000" style:font-name="Liberation Serif"/>
    </style:style>
    <style:style style:name="P10" style:family="paragraph" style:parent-style-name="Standard">
      <style:paragraph-properties fo:margin-left="0.4791in" fo:margin-right="0in" fo:text-align="start" style:justify-single-word="false" fo:text-indent="0in" style:auto-text-indent="false">
        <style:tab-stops/>
      </style:paragraph-properties>
      <style:text-properties fo:color="#000000" style:font-name="Liberation Serif" fo:font-size="12pt" style:font-size-asian="10.5pt" style:font-size-complex="12pt"/>
    </style:style>
    <style:style style:name="P11" style:family="paragraph" style:parent-style-name="Standard">
      <style:paragraph-properties fo:margin-left="0.4791in" fo:margin-right="0in" fo:text-align="start" style:justify-single-word="false" fo:text-indent="0in" style:auto-text-indent="false">
        <style:tab-stops/>
      </style:paragraph-properties>
      <style:text-properties fo:color="#000000" style:font-name="LMMono10"/>
    </style:style>
    <style:style style:name="P12" style:family="paragraph" style:parent-style-name="Standard">
      <style:paragraph-properties fo:margin-left="0.4791in" fo:margin-right="0in" fo:text-align="start" style:justify-single-word="false" fo:text-indent="0in" style:auto-text-indent="false">
        <style:tab-stops/>
      </style:paragraph-properties>
      <style:text-properties fo:color="#ff00ff" style:font-name="LMMono10" fo:font-size="10pt" style:font-size-asian="10pt" style:font-size-complex="10pt"/>
    </style:style>
    <style:style style:name="P13" style:family="paragraph" style:parent-style-name="Standard">
      <style:paragraph-properties fo:margin-left="-0.0102in" fo:margin-right="0in" fo:text-align="center" style:justify-single-word="false" fo:text-indent="-0.0209in" style:auto-text-indent="false">
        <style:tab-stops/>
      </style:paragraph-properties>
      <style:text-properties fo:color="#000000" style:font-name="Liberation Serif"/>
    </style:style>
    <style:style style:name="P14" style:family="paragraph" style:parent-style-name="Standard">
      <style:paragraph-properties fo:margin-left="-0.0102in" fo:margin-right="0in" fo:text-indent="-0.0209in" style:auto-text-indent="false">
        <style:tab-stops/>
      </style:paragraph-properties>
      <style:text-properties fo:color="#000000" style:font-name="Liberation Serif"/>
    </style:style>
    <style:style style:name="P15" style:family="paragraph" style:parent-style-name="Standard">
      <style:paragraph-properties fo:margin-left="-0.0102in" fo:margin-right="0in" fo:text-align="center" style:justify-single-word="false" fo:text-indent="0.0102in" style:auto-text-indent="false">
        <style:tab-stops/>
      </style:paragraph-properties>
      <style:text-properties fo:color="#000000" style:font-name="Liberation Serif"/>
    </style:style>
    <style:style style:name="P16" style:family="paragraph" style:parent-style-name="Standard">
      <style:paragraph-properties fo:margin-left="0.0102in" fo:margin-right="0in" fo:text-indent="0.1146in" style:auto-text-indent="false">
        <style:tab-stops/>
      </style:paragraph-properties>
      <style:text-properties fo:color="#000000" style:font-name="Liberation Serif"/>
    </style:style>
    <style:style style:name="P17" style:family="paragraph" style:parent-style-name="Standard">
      <style:paragraph-properties fo:margin-left="0.4898in" fo:margin-right="0in" fo:text-indent="0in" style:auto-text-indent="false"/>
      <style:text-properties fo:color="#000000"/>
    </style:style>
    <style:style style:name="P18" style:family="paragraph" style:parent-style-name="Standard">
      <style:paragraph-properties fo:margin-left="0.4898in" fo:margin-right="0in" fo:text-indent="0in" style:auto-text-indent="false"/>
      <style:text-properties fo:color="#000000" style:font-name="Liberation Serif"/>
    </style:style>
    <style:style style:name="P19" style:family="paragraph" style:parent-style-name="Standard">
      <style:paragraph-properties fo:margin-left="0.4898in" fo:margin-right="0in" fo:text-indent="0in" style:auto-text-indent="false">
        <style:tab-stops/>
      </style:paragraph-properties>
      <style:text-properties fo:color="#000000" style:font-name="Liberation Serif"/>
    </style:style>
    <style:style style:name="P20" style:family="paragraph" style:parent-style-name="Standard">
      <style:paragraph-properties fo:margin-left="0.4898in" fo:margin-right="0in" fo:text-align="center" style:justify-single-word="false" fo:text-indent="0in" style:auto-text-indent="false">
        <style:tab-stops/>
      </style:paragraph-properties>
      <style:text-properties fo:color="#000000" style:font-name="Liberation Serif"/>
    </style:style>
    <style:style style:name="P21" style:family="paragraph" style:parent-style-name="Standard">
      <style:paragraph-properties fo:margin-left="0.4898in" fo:margin-right="0in" fo:text-align="start" style:justify-single-word="false" fo:text-indent="0in" style:auto-text-indent="false">
        <style:tab-stops/>
      </style:paragraph-properties>
      <style:text-properties fo:color="#000000" style:font-name="Liberation Serif"/>
    </style:style>
    <style:style style:name="P22" style:family="paragraph" style:parent-style-name="Standard">
      <style:paragraph-properties fo:margin-left="0.4898in" fo:margin-right="0in" fo:text-indent="0in" style:auto-text-indent="false"/>
      <style:text-properties fo:color="#000000" style:font-name="Liberation Serif" fo:font-size="12pt" style:font-size-asian="10.5pt" style:font-size-complex="12pt"/>
    </style:style>
    <style:style style:name="P23" style:family="paragraph" style:parent-style-name="Standard">
      <style:paragraph-properties fo:margin-left="0.4898in" fo:margin-right="0in" fo:text-indent="0in" style:auto-text-indent="false"/>
      <style:text-properties fo:color="#000000" style:font-name="LMMono10" fo:font-size="10pt" style:font-size-asian="10pt" style:font-size-complex="10pt"/>
    </style:style>
    <style:style style:name="P24" style:family="paragraph" style:parent-style-name="Standard">
      <style:paragraph-properties fo:margin-left="0.4898in" fo:margin-right="0in" fo:text-indent="0in" style:auto-text-indent="false"/>
      <style:text-properties style:font-name="LMMono10" fo:font-size="10pt" style:font-size-asian="10pt" style:font-size-complex="10pt"/>
    </style:style>
    <style:style style:name="P25" style:family="paragraph" style:parent-style-name="Standard">
      <style:paragraph-properties fo:margin-left="0in" fo:margin-right="0in" fo:text-align="start" style:justify-single-word="false" fo:text-indent="0in" style:auto-text-indent="false">
        <style:tab-stops/>
      </style:paragraph-properties>
      <style:text-properties fo:color="#000000" style:font-name="Liberation Serif" fo:font-size="12pt" style:font-size-asian="10.5pt" style:font-size-complex="12pt"/>
    </style:style>
    <style:style style:name="P26" style:family="paragraph" style:parent-style-name="Standard">
      <style:paragraph-properties fo:margin-left="0.0209in" fo:margin-right="0in" fo:text-align="start" style:justify-single-word="false" fo:text-indent="0in" style:auto-text-indent="false">
        <style:tab-stops/>
      </style:paragraph-properties>
      <style:text-properties fo:color="#000000" style:font-name="Liberation Serif"/>
    </style:style>
    <style:style style:name="P27" style:family="paragraph" style:parent-style-name="Standard">
      <style:paragraph-properties fo:margin-left="0.5102in" fo:margin-right="0in" fo:text-indent="0in" style:auto-text-indent="false"/>
      <style:text-properties fo:color="#000000" style:font-name="Liberation Serif"/>
    </style:style>
    <style:style style:name="P28" style:family="paragraph" style:parent-style-name="Standard" style:list-style-name="L1">
      <style:paragraph-properties fo:margin-left="0.0102in" fo:margin-right="0in" fo:text-indent="0.1146in" style:auto-text-indent="false">
        <style:tab-stops/>
      </style:paragraph-properties>
      <style:text-properties fo:color="#000000" style:font-name="Liberation Serif"/>
    </style:style>
    <style:style style:name="P29" style:family="paragraph" style:parent-style-name="Standard">
      <style:paragraph-properties fo:margin-left="0.4791in" fo:margin-right="0in" fo:text-indent="0in" style:auto-text-indent="false"/>
      <style:text-properties fo:color="#000000" style:font-name="Liberation Serif"/>
    </style:style>
    <style:style style:name="P30" style:family="paragraph" style:parent-style-name="Standard">
      <style:paragraph-properties fo:margin-left="0.4791in" fo:margin-right="0in" fo:text-indent="0in" style:auto-text-indent="false"/>
      <style:text-properties fo:color="#000000" style:font-name="Liberation Serif" officeooo:paragraph-rsid="0020b5ec"/>
    </style:style>
    <style:style style:name="T1" style:family="text">
      <style:text-properties style:font-name="LMMono10"/>
    </style:style>
    <style:style style:name="T2" style:family="text">
      <style:text-properties style:font-name="LMMono10" fo:font-size="10pt" style:font-size-asian="10pt" style:font-size-complex="10pt"/>
    </style:style>
    <style:style style:name="T3" style:family="text">
      <style:text-properties style:font-name="LMMono10" fo:font-size="12pt" style:font-size-asian="12pt" style:font-size-complex="12pt"/>
    </style:style>
    <style:style style:name="T4" style:family="text">
      <style:text-properties fo:color="#ff00ff" style:font-name="LMMono10" fo:font-size="10pt" style:font-size-asian="10pt" style:font-size-complex="10pt"/>
    </style:style>
    <style:style style:name="T5" style:family="text">
      <style:text-properties fo:color="#000000" style:font-name="Liberation Serif" fo:font-size="12pt" style:font-size-asian="10.5pt" style:font-size-complex="12pt"/>
    </style:style>
    <style:style style:name="T6" style:family="text">
      <style:text-properties fo:color="#000000" fo:font-size="12pt" style:font-size-asian="10.5pt" style:font-size-complex="12pt"/>
    </style:style>
    <style:style style:name="T7" style:family="text">
      <style:text-properties style:font-name="Liberation Serif"/>
    </style:style>
    <style:style style:name="T8" style:family="text">
      <style:text-properties fo:font-size="12pt" style:font-size-asian="12pt" style:font-size-complex="12pt"/>
    </style:style>
    <style:style style:name="T9" style:family="text">
      <style:text-properties officeooo:rsid="001b88bf"/>
    </style:style>
    <style:style style:name="T10" style:family="text">
      <style:text-properties officeooo:rsid="001c8fde"/>
    </style:style>
    <style:style style:name="T11" style:family="text">
      <style:text-properties officeooo:rsid="001e233f"/>
    </style:style>
    <style:style style:name="T12" style:family="text">
      <style:text-properties officeooo:rsid="001f49fa"/>
    </style:style>
    <style:style style:name="T13" style:family="text">
      <style:text-properties officeooo:rsid="0020b5ec"/>
    </style:style>
    <style:style style:name="fr1" style:family="graphic" style:parent-style-name="Formula">
      <style:graphic-properties style:vertical-pos="middle" style:vertical-rel="baseline" style:horizontal-pos="from-left" style:horizontal-rel="paragraph-content" draw:ole-draw-aspect="1"/>
    </style:style>
    <text:list-style style:name="L1">
      <text:list-level-style-number text:level="1" text:style-name="Numbering_20_Symbols" style:num-prefix="("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Pseudocode as a forerunner to comments.</text:p>
      <text:p text:style-name="P1"/>
      <text:p text:style-name="P7">Here's an example of some pseudocode in our quad<text:span text:style-name="T9">rature.</text:span>py file, which holds all the code for the numerical portion of the project. This one is for the <text:span text:style-name="T1">shadeUnderCurve</text:span> method in <text:span text:style-name="T1">Simpsons</text:span>.</text:p>
      <text:p text:style-name="P4"/>
      <text:p text:style-name="P6"># Add a sub plot to the supplied figure.</text:p>
      <text:p text:style-name="P6"/>
      <text:p text:style-name="P6"># Create the points to make the Quadratic fits.</text:p>
      <text:p text:style-name="P6"/>
      <text:p text:style-name="P6"># Plot the Quadratic fits and shade them in.</text:p>
      <text:p text:style-name="P6"/>
      <text:p text:style-name="P6"># Plot the actual functions.</text:p>
      <text:p text:style-name="P5"/>
      <text:p text:style-name="P8">The above is what I would consider the standard way someone would approach making a graphical representation of the Composite Simpsons Rule. All the comments are complete sentences that let the user know exactly what the code is doing without saying what the code is.</text:p>
      <text:p text:style-name="P8"/>
      <text:p text:style-name="P8">I tried to follow the standards I saw in some examples from some scipy packages. What I saw was that they assumed the viewer had a good knowledge of how numpy works and the math behind their code. So, I didn't think it would be right to have to explicitly let the user know that Composite Simpsons Rule creates quadratic fits over sets of 3 points to approximate the area. I think it would be better to assume they know that, and just let them know where in the code that is happening.</text:p>
      <text:p text:style-name="P8"/>
      <text:p text:style-name="P30"><text:span text:style-name="T13">All classes and methods include docstrings at the top of their definitions to define class attributes, parameters, return values, and also special notes when applicable. This makes it easy for the user to understand each class and method's functionality, which is especially important in a dynamically typed language like Python were it is not always obvious what types of data classes will hold and methods will take and return. It makes the code much easier to understand and leaves no ambiguity in what one could put in a class or function.</text:span></text:p>
      <text:p text:style-name="P8"/>
      <text:p text:style-name="P2">(b) Pythonic style</text:p>
      <text:p text:style-name="P18"/>
      <text:p text:style-name="P18">To make sure we follow pythonic style, we all reviewed the conventions from PEP8 written by Guid<text:span text:style-name="T10">o</text:span> Van Rossum and Barry Warsaw.</text:p>
      <text:p text:style-name="P18"/>
      <text:p text:style-name="P23">http://www.python.org/dev/peps/pep-0008/</text:p>
      <text:p text:style-name="P2"><text:tab/></text:p>
      <text:p text:style-name="P18">Indentation is really important in python, more than in other languages. This is the reason why, when we first started working on the project, we decided to use spaces and not tabs. We followed the 4 spaces indentation rule. This helped us to keep the code organized and easy for everyone. We coded separately sometimes; having the same indentation helped us to put personal code segments together easily and fast.</text:p>
      <text:p text:style-name="P18"/>
      <text:p text:style-name="P18">All lines are 79 characters long or less to make it easier to read the code. Also, we need to mention that the comments were always updated. Some original ideas evolved and they did not follow the comments or pseudo-code originally established. The comments were always revised to ensure they describe the code accurately.</text:p>
      <text:p text:style-name="P18"/>
      <text:p text:style-name="P18">One good example of pythonic style is the following code segment:<text:line-break/><text:soft-page-break/><text:line-break/><text:span text:style-name="T2"># Get the points to make the rectangles. </text:span></text:p>
      <text:p text:style-name="P23">x_points = np.linspace(self.a, self.b, self.n + 1) </text:p>
      <text:p text:style-name="P23">x_points1 = x_points[:-1] </text:p>
      <text:p text:style-name="P23">x_points2 = x_points[1:] </text:p>
      <text:p text:style-name="P23">y_points = f(self.evaluation_pts) </text:p>
      <text:p text:style-name="P23"/>
      <text:p text:style-name="P23"># Plot the rectangles and shade them in. </text:p>
      <text:p text:style-name="P23">for x1, x2, y in zip(x_points1, x_points2, y_points): </text:p>
      <text:p text:style-name="P23"><text:s text:c="6"/>ax.plot([x1, x1], [0, y], 'y-') </text:p>
      <text:p text:style-name="P23"><text:s text:c="6"/>ax.plot([x2, x2], [0, y], 'y-') </text:p>
      <text:p text:style-name="P23"><text:s text:c="6"/>ax.plot([x1, x2], [y, y], 'y-') </text:p>
      <text:p text:style-name="P23"><text:s text:c="6"/>ax.fill_between([x1, x2], [y, y], color='y', alpha=0.25) </text:p>
      <text:p text:style-name="P23"/>
      <text:p text:style-name="P18">On the f<text:span text:style-name="T8">irst part, we see how the use of the slices </text:span><text:span text:style-name="T3">[:</text:span><text:span text:style-name="T8">-1] and </text:span><text:span text:style-name="T3">[1:]</text:span><text:span text:style-name="T8"> allowed us to get 2 different</text:span> lists from 1 original list. In other languages, it would probably take not only more statements, but maybe a loop would be necessary. On the second part, we use <text:span text:style-name="T1">zip</text:span> to create a list of tuples for use in the upcoming for loop. </text:p>
      <text:p text:style-name="Standard"><text:tab/></text:p>
      <text:p text:style-name="Standard"><text:tab/><text:span text:style-name="T11">Taking advantage of Python's object oriented capabilities was extremely important, <text:tab/>especially in the </text:span><text:span text:style-name="T12">numerical portion of the project. The use of Quadrature as an abstract base <text:tab/>class ensured that all the quadrature method classes could share functionality between each <text:tab/>other, whilst also increasing readability because each subclass only needed to implement its <text:tab/>unique functionality.</text:span></text:p>
      <text:p text:style-name="Standard"><text:span text:style-name="T12"/></text:p>
      <text:p text:style-name="Standard"><text:span text:style-name="T12"><text:tab/>Python also includes some features that fit into the functional programming paradigm, <text:tab/>specifically the idea of 'first class functions', where functions can be assigned to variables. <text:tab/>This was used in the QuadMethod class to grab each quadrature class's constructor for later <text:tab/>use. The QuadMethod class also took advantage of Python's reflection abilities, where it <text:tab/>grabs the class's constructor by name using the 'getattr' function. Also taken advantage of <text:tab/>were the 'exec' and 'eval' commands to define functions at run-time and evaluate strings as <text:tab/>Python expressions respectively. All these features make Python a uniquely dynamic and <text:tab/>adaptable language, and were taken advantage of whenever possible.</text:span></text:p>
      <text:p text:style-name="Standard"><text:span text:style-name="T12"/></text:p>
      <text:p text:style-name="P27">Last but not least, we also followed naming rules. We named variables and classes with names that described their purpose or functionality. Names like: <text:span text:style-name="T1">weights</text:span>, <text:span text:style-name="T1">eval_pts</text:span>, <text:span text:style-name="T1">sum_under_zero</text:span>, etc </text:p>
      <text:p text:style-name="P8"/>
      <text:p text:style-name="P1">(c) Vectorization and run time efficiency</text:p>
      <text:p text:style-name="P1"/>
      <text:p text:style-name="P17">In class, we went over several examples in which we used the <text:span text:style-name="T1">timeit</text:span> module. We discovered that <text:span text:style-name="T1">numpy</text:span> over powers python in almost all cases. There are particular cases in which <text:span text:style-name="T1">numpy</text:span> would not be the best option. This happens because <text:span text:style-name="T1">numpy</text:span> needs to create temporary arrays to hold intermediate simple calculations in expressions. If the creation of those temporary arrays are “too expensive” for the code or if they use to much memory compared to a simple python code, then <text:span text:style-name="T1">numpy</text:span> would not be as efficient as expected.</text:p>
      <text:p text:style-name="P17"/>
      <text:p text:style-name="P17">One specific example of how vectorization and run time efficiency are linked would be the code we wrote for the Gaussian-Legendre Quadrature class, <text:span text:style-name="T1">Gaussian</text:span>. Originally this section of the code was written using pure python (list comprehension) and then it was changed to use arrays. <text:span text:style-name="T7">The code length decreased dramatically and also it was easier to </text:span><text:soft-page-break/><text:span text:style-name="T7">understand. For example, Gaussian-Legendre Quadrature uses list of numbers that are duplicated and/or sign changed. Originally, this was done with 2 or 3 while loops. That would not only extend the code, but also consume more time.</text:span></text:p>
      <text:p text:style-name="P18"/>
      <text:p text:style-name="P17"><text:span text:style-name="T7">Another good example is in the integrate method of the </text:span><text:span text:style-name="T1">Quadrature</text:span><text:span text:style-name="T7"> class. Specifically, the line:</text:span></text:p>
      <text:p text:style-name="P18"/>
      <text:p text:style-name="P23">self.approx = self.outer*np.sum(self.weights*f(self.evaluationPts))</text:p>
      <text:p text:style-name="P22"/>
      <text:p text:style-name="P24"><text:span text:style-name="T5">which changes the summation in a quadrature method to a </text:span><text:span text:style-name="T6">np.sum</text:span><text:span text:style-name="T5"> of two arrays being multiplied.</text:span></text:p>
      <text:p text:style-name="P14"/>
      <text:list xml:id="list8075659401476573820" text:style-name="L1">
        <text:list-header>
          <text:p text:style-name="P28">(d) Classes including inheritance.</text:p>
        </text:list-header>
      </text:list>
      <text:p text:style-name="P16"/>
      <text:p text:style-name="P19">The inheritance in our project is in the <text:span text:style-name="T1">Quadrature</text:span> class which is inherited by all quadrature methods in our project. All quadrature methods approximate integrals in the same way, they do it using a summation of coefficients and function evaluations, that is</text:p>
      <text:p text:style-name="P20"/>
      <text:p text:style-name="P20"><draw:frame draw:style-name="fr1" draw:name="Object1" text:anchor-type="as-char" svg:width="1.4571in" svg:height="0.4709in" draw:z-index="0"><draw:object xlink:href="./Object 1" xlink:type="simple" xlink:show="embed" xlink:actuate="onLoad"/><draw:image xlink:href="./ObjectReplacements/Object 1" xlink:type="simple" xlink:show="embed" xlink:actuate="onLoad"/></draw:frame></text:p>
      <text:p text:style-name="P20"/>
      <text:p text:style-name="P21">Also, calculating the absolute error from any of our methods should be the same as well. So that is also included in the <text:span text:style-name="T1">Quadrature</text:span> class.</text:p>
      <text:p text:style-name="P21"/>
      <text:p text:style-name="P21">There are some things that are unique to each separate quadrature method though that is better off implemented in each class separately. An example of that would be our <text:span text:style-name="T1">shadeUnderCurve</text:span> method. For instance, the Composite Simpons Rule is represented graphically by creating quadratic fits between sets of 3 nodes. It does this by using the Barycentric Lagrange Interpolation module provided by scipy. <text:s/>Additionally, the Composite Trapezoidal Rule can be represented graphically by creating a line between each node and shading the area between the line and the x-axis. We could have made a Lagrange interpolation Polynomial of degree 1 and reused much of the same code as Composite Simpsons Rule, but there's no reason to use more than 2 points to create a line. That would be inefficient. This led us to decide that each class should have their unique <text:span text:style-name="T1">shadeUnderCurve</text:span> method.</text:p>
      <text:p text:style-name="P21"/>
      <text:p text:style-name="P21">It should also be noted that Monte Carlo Integration does not inherit the <text:span text:style-name="T1">Quadrature</text:span> class. This is because Monte Carlo Integration is not a quadrature method. It is a numerical integration method, but quadrature methods are specific to using a summation of coefficients and function evaluations. I would classify Monte Carlo Integration as a stochastic integration method. Therefore, it should not inherit the <text:span text:style-name="T1">Quadrature</text:span> class, and it would only be able to reuse the <text:span text:style-name="T1">error</text:span> method anyhow.</text:p>
      <text:p text:style-name="P21"/>
      <text:p text:style-name="P26">(e) Docstrings as a means of unit testing.</text:p>
      <text:p text:style-name="P26"/>
      <text:p text:style-name="P9">All methods and classes have docstrings attached to them. Additionally, the docstrings for the classes include unit testing. I followed the convention depicted by modules in scipy and according to the following link:</text:p>
      <text:p text:style-name="P9"/>
      <text:p text:style-name="P11"><text:a xlink:type="simple" xlink:href="http://www.python.org/dev/peps/pep-0257/">http://www.python.org/dev/peps/pep-0257/</text:a></text:p>
      <text:p text:style-name="P11"><text:soft-page-break/></text:p>
      <text:p text:style-name="P9">The convention is that the first few lines depict a very high level summary of the class and the next paragraph gives a more in depth summary. I decided to break the second paragraph into two. The first of the pair is a mathematical summary of the class and the second is a computer science summary. After that, there's an unit test. Here's an example from our <text:span text:style-name="T1">LeftPointRiemman</text:span> class:</text:p>
      <text:p text:style-name="P9"/>
      <text:p text:style-name="P12">"""\ </text:p>
      <text:p text:style-name="P12">This class defines the quadrature method Left End-Point Riemman summation. </text:p>
      <text:p text:style-name="P12"/>
      <text:p text:style-name="P12">It works by creating n rectangles of height f(x_i), where x_i = a + i*h for </text:p>
      <text:p text:style-name="P12">i = range(n) and h = (b-a)/n and a,b are the limits of integration, to </text:p>
      <text:p text:style-name="P12">approximate the area under the curve. It approximates any polynomial of </text:p>
      <text:p text:style-name="P12">degree 0 perfectly. </text:p>
      <text:p text:style-name="P12"/>
      <text:p text:style-name="P12">LeftPointRiemman creates arrays of the evaluation points and coefficients </text:p>
      <text:p text:style-name="P12">needed to perform the approximation. The integrate and error methods are </text:p>
      <text:p text:style-name="P12">performed in its superclass, Quadrature. </text:p>
      <text:p text:style-name="P12"/>
      <text:p text:style-name="P12">&gt;&gt;&gt; leftLimit = 2 </text:p>
      <text:p text:style-name="P12">&gt;&gt;&gt; rightLimit = 4 </text:p>
      <text:p text:style-name="P12">&gt;&gt;&gt; numRects = 4 </text:p>
      <text:p text:style-name="P12">&gt;&gt;&gt; Q = LeftPointRiemman(leftLimit, rightLimit, numRects) </text:p>
      <text:p text:style-name="P12">&gt;&gt;&gt; f = lambda x: 3*x </text:p>
      <text:p text:style-name="P12">&gt;&gt;&gt; print(Q.integrate(f)) </text:p>
      <text:p text:style-name="P12">16.5 </text:p>
      <text:p text:style-name="P12">&gt;&gt;&gt; F = lambda x: 3*x**2/2.0 </text:p>
      <text:p text:style-name="P12">&gt;&gt;&gt; print(Q.error(F)) </text:p>
      <text:p text:style-name="P12">1.5 </text:p>
      <text:p text:style-name="P12">"""</text:p>
      <text:p text:style-name="P12"/>
      <text:p text:style-name="P10">The docstrings for the methods are a little different. They follow the examples I saw in the scipy packages I looked at. The convention was a paragraph giving a description of the function, and different subsections for the parameters, the return values, and any sort of additional notes. Here's an example for the <text:span text:style-name="T1">Integrate</text:span> method in <text:span text:style-name="T1">Quadrature</text:span>:</text:p>
      <text:p text:style-name="P10"/>
      <text:p text:style-name="P25"><text:tab/><text:span text:style-name="T4">"""\ </text:span></text:p>
      <text:p text:style-name="P12">Integrates the function, f, by means of a quadrature method. That is, </text:p>
      <text:p text:style-name="P12">it is computed by sum(c*f(x)). </text:p>
      <text:p text:style-name="P12"/>
      <text:p text:style-name="P12">Parameters </text:p>
      <text:p text:style-name="P12">---------- </text:p>
      <text:p text:style-name="P12">f : a function of one variable </text:p>
      <text:p text:style-name="P12"/>
      <text:p text:style-name="P12">Returns </text:p>
      <text:p text:style-name="P12">------- </text:p>
      <text:p text:style-name="P12">approx : The approximate integral. </text:p>
      <text:p text:style-name="P12"/>
      <text:p text:style-name="P12">Notes </text:p>
      <text:p text:style-name="P12">----- </text:p>
      <text:p text:style-name="P12">If all the weights are one, it is best to instead set them equal to </text:p>
      <text:p text:style-name="P12">None and this method will skip the wasted multiplications. </text:p>
      <text:p text:style-name="P12"><text:soft-page-break/>"""</text:p>
      <text:p text:style-name="P9"/>
      <text:p text:style-name="P9"/>
      <text:p text:style-name="P13"/>
      <text:p text:style-name="P13"/>
      <text:p text:style-name="P15"/>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ve user</meta:initial-creator>
    <meta:creation-date>2013-05-01T13:43:06</meta:creation-date>
    <dc:date>2013-05-05T23:04:39</dc:date>
    <meta:editing-duration>PT1H14M52S</meta:editing-duration>
    <meta:editing-cycles>10</meta:editing-cycles>
    <meta:generator>LibreOffice/4.0.2.2$Linux_X86_64 LibreOffice_project/4c82dcdd6efcd48b1d8bba66bfe1989deee49c3</meta:generator>
    <meta:document-statistic meta:table-count="0" meta:image-count="0" meta:object-count="1" meta:page-count="5" meta:paragraph-count="82" meta:word-count="1630" meta:character-count="10032" meta:non-whitespace-character-count="8394"/>
  </office:meta>
</office:document-meta>
</file>

<file path=Object 1/content.xml><?xml version="1.0" encoding="utf-8"?>
<math xmlns="http://www.w3.org/1998/Math/MathML">
  <semantics>
    <mrow>
      <mrow>
        <munderover>
          <mo stretchy="false">∫</mo>
          <mi>a</mi>
          <mi>b</mi>
        </munderover>
        <mi>f</mi>
      </mrow>
      <mo stretchy="false">(</mo>
      <mi>x</mi>
      <mrow>
        <mo stretchy="false">)</mo>
        <mo stretchy="false">=</mo>
        <mrow>
          <munderover>
            <mo stretchy="false">∑</mo>
            <mrow>
              <mi>i</mi>
              <mo stretchy="false">=</mo>
              <mn>0</mn>
            </mrow>
            <mi>n</mi>
          </munderover>
          <msub>
            <mi>c</mi>
            <mi>i</mi>
          </msub>
        </mrow>
      </mrow>
      <mi>f</mi>
      <mo stretchy="false">(</mo>
      <msub>
        <mi>x</mi>
        <mi>i</mi>
      </msub>
      <mo stretchy="false">)</mo>
      <mn>.</mn>
    </mrow>
    <annotation encoding="StarMath 5.0">int from{a} to{b} f\(x\) = sum from{i=0} to{n} c_i f\(x_i\).</annotation>
  </semantics>
</math>
</file>